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officeooo:rsid="001a1137" officeooo:paragraph-rsid="001a113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officeooo:rsid="000d6c0a" officeooo:paragraph-rsid="001a113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size="12pt" fo:font-weight="normal" officeooo:rsid="001a1137" officeooo:paragraph-rsid="001a1137" style:font-size-asian="10.5pt" style:font-weight-asian="normal" style:font-size-complex="12pt" style:font-weight-complex="normal"/>
    </style:style>
    <style:style style:name="T1" style:family="text">
      <style:text-properties officeooo:rsid="001a1137"/>
    </style:style>
    <style:style style:name="T2" style:family="text">
      <style:text-properties officeooo:rsid="001d1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mos de <text:span text:style-name="T1">búsqueda</text:span></text:p>
      <text:p text:style-name="P2"/>
      <text:p text:style-name="P1">Búsqueda binaria o dicotómica:</text:p>
      <text:p text:style-name="P3"/>
      <text:p text:style-name="P3">izq = 0;</text:p>
      <text:p text:style-name="P3">der = n -1</text:p>
      <text:p text:style-name="P3"/>
      <text:p text:style-name="P3">do</text:p>
      <text:p text:style-name="P3">{</text:p>
      <text:p text:style-name="P3"><text:tab/>cen = (izq + der) / 2</text:p>
      <text:p text:style-name="P3"/>
      <text:p text:style-name="P3"><text:tab/>if (x != v[cen] &amp;&amp; izq &lt; der)</text:p>
      <text:p text:style-name="P3"><text:tab/>{</text:p>
      <text:p text:style-name="P3"><text:tab/><text:tab/>if(x &gt; v[cen])</text:p>
      <text:p text:style-name="P3"><text:tab/><text:tab/>{</text:p>
      <text:p text:style-name="P3"><text:tab/><text:tab/><text:tab/>izq = cen + 1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der = cen - 1</text:p>
      <text:p text:style-name="P3"><text:tab/><text:tab/>}</text:p>
      <text:p text:style-name="P3"><text:tab/>}</text:p>
      <text:p text:style-name="P3">} while (x != v[cen] &amp;&amp; izq &lt;<text:span text:style-name="T2">=</text:span> der)</text:p>
      <text:p text:style-name="P3"/>
      <text:p text:style-name="P3">if(izq &gt; der)</text:p>
      <text:p text:style-name="P3">{</text:p>
      <text:p text:style-name="P3"><text:tab/>no está</text:p>
      <text:p text:style-name="P3">}</text:p>
      <text:p text:style-name="P3">else</text:p>
      <text:p text:style-name="P3">{</text:p>
      <text:p text:style-name="P3"><text:tab/>está en la posición cen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41:43.557000000</meta:creation-date>
    <dc:date>2018-02-05T21:43:02.440000000</dc:date>
    <meta:editing-duration>PT28M54S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27" meta:word-count="75" meta:character-count="283" meta:non-whitespace-character-count="211"/>
  </office:meta>
</office:document-meta>
</file>